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96bd2" officeooo:paragraph-rsid="00196bd2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6bd2" officeooo:paragraph-rsid="001a1c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Frame_20_contents">
      <style:text-properties officeooo:rsid="00196bd2" officeooo:paragraph-rsid="00196bd2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width="0.7902in" draw:z-index="0"><draw:text-box fo:min-height="0.2in"><text:p text:style-name="P3">Frame1</text:p></draw:text-box></draw:frame>String1</text:p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draw:frame draw:style-name="fr2" draw:name="Frame2" text:anchor-type="paragraph" svg:x="1.3516in" svg:y="0.4126in" svg:width="0.7902in" draw:z-index="1"><draw:text-box fo:min-height="0.2in"><text:p text:style-name="P3">Frame2</text:p></draw:text-box></draw:frame>String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32:56.347000000</meta:creation-date>
    <dc:date>2018-10-04T09:53:42.543000000</dc:date>
    <meta:editing-duration>PT20M46S</meta:editing-duration>
    <meta:editing-cycles>2</meta:editing-cycles>
    <meta:generator>LibreOfficeDev/6.2.0.0.alpha0$Windows_x86 LibreOffice_project/026e8419815f2ea2b62d2db61a465503d36fd668</meta:generator>
    <meta:document-statistic meta:table-count="1" meta:image-count="0" meta:object-count="0" meta:page-count="1" meta:paragraph-count="4" meta:word-count="4" meta:character-count="26" meta:non-whitespace-character-count="26"/>
  </office:meta>
</office:document-meta>
</file>